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1.03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2.053cm" fo:break-before="auto" style:use-optimal-row-height="fals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 style:data-style-name="N30"/>
    <style:style style:name="ce2" style:family="table-cell" style:parent-style-name="Default" style:data-style-name="N36">
      <style:table-cell-properties fo:wrap-option="wrap"/>
    </style:style>
    <style:style style:name="ce14" style:family="table-cell" style:parent-style-name="Default" style:data-style-name="N0"/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>
            <text:p>JAAL &amp; JSAV Player-Recorder requirements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5"/>
          <table:table-cell office:value-type="string" calcext:value-type="string">
            <text:p>Legend: 0: missing, <text:s/>1: partial, <text:s/>2: read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oposal date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 we should have?</text:p>
          </table:table-cell>
          <table:table-cell office:value-type="string" calcext:value-type="string">
            <text:p>Who benefits and why?</text:p>
          </table:table-cell>
          <table:table-cell table:style-name="ce16" office:value-type="string" calcext:value-type="string">
            <text:p>Priority (1 = highest, 5 = lowest)</text:p>
          </table:table-cell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Mariani’s evaluation 27.4.2020</text:p>
          </table:table-cell>
          <table:table-cell table:style-name="ce16" office:value-type="string" calcext:value-type="string">
            <text:p>Evaluation 2021</text:p>
          </table:table-cell>
          <table:table-cell table:style-name="ce16" office:value-type="string" calcext:value-type="string">
            <text:p>Related requirement</text:p>
          </table:table-cell>
          <table:table-cell table:style-name="ce16" office:value-type="string" calcext:value-type="string">
            <text:p>JAAL 1.1 JSON Schema</text:p>
          </table:table-cell>
          <table:table-cell table:style-name="ce16" office:value-type="string" calcext:value-type="string">
            <text:p>Conflicting requirement</text:p>
          </table:table-cell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the actions that can be performed on a data structure are recorder and replayed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step-by-step as a slideshow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using play/pause/stop butt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relevant information shown in the exercise is shown also in the animation.</text:p>
          </table:table-cell>
          <table:table-cell table:style-name="ce16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Clicking the exercise control buttons is saved and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f the model answer is opened by the user, this is also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model answer is shown together with the animation, so that the user can compare it to the own solution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style-name="ce13" office:value-type="date" office:date-value="2020-04-27" calcext:value-type="date">
            <text:p>27.4.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share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export &amp; import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GUI action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7">
          <table:table-cell table:style-name="ce13" office:value-type="date" office:date-value="2020-04-27" calcext:value-type="date">
            <text:p>27.4.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exercise data is recorded in JAAL.</text:p>
          </table:table-cell>
          <table:table-cell table:style-name="ce16" office:value-type="string" calcext:value-type="string">
            <text:p>Dijkstra’s algorithm: in one third of the submissions the choice of edges is not saved. Also not all CSS is saved for the Dijkstra exercise. The recording contains a mix of SVG and HTML, because JSAV produces that. See also requirement 56.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Regarding Dijkstra’s algorithm, this might be related to JSAV or browser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saved submissions are available in the JAAL forma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application can be connected to a LM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is sent to the LMS when the user clicks the grade and reset buttons, and reloads or closes the window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model answer i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13" office:value-type="date" office:date-value="2020-04-27" calcext:value-type="date">
            <text:p>27.4.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contains the application and language version.</text:p>
          </table:table-cell>
          <table:table-cell table:style-name="ce16" office:value-type="string" calcext:value-type="string">
            <text:p>Developer, as the structure of the language might be radicaly changed if the other requirements change.</text:p>
          </table:table-cell>
          <table:table-cell table:style-name="ce17" office:value-type="float" office:value="1" calcext:value-type="float">
            <text:p>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work with a satisfactory degree of precis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ed in an appropriate and understandable way, avoiding unnecessary steps. 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cording of the VAS exercise does not slow down the execution of the exercise step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creation of the animation does not require noticeable loading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sources used by the application have to be reasonable in relation to its functionaliti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amount of sessions is not limited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exercise session is possible to record one exercis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animation session is possible to play one animation at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in conjunction with JSAV and its required librari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when embedded in the Learning Management System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is able to exchange the required information with the LM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users find it useful when used according to the given use cas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It is easy to learn how to use the applic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easy to use and contro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protects the user from making errors when recording the exercise or playing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user interface enables pleasing and satisfying interaction for the user.</text:p>
          </table:table-cell>
          <table:table-cell table:style-name="ce16" office:value-type="string" calcext:value-type="string">
            <text:p>Students, especially those requiring high constrast or large font size.</text:p>
          </table:table-cell>
          <table:table-cell table:style-name="ce17"/>
          <table:table-cell table:style-name="ce16"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usable also by people with diverse abilities.</text:p>
          </table:table-cell>
          <table:table-cell table:style-name="ce16"/>
          <table:table-cell table:style-name="ce17"/>
          <table:table-cell table:style-name="ce16" office:value-type="string" calcext:value-type="string">
            <text:p>Target: the same accessibility level than A+ in general. Challenge: JSAV must be modified. https://www.w3.org/TR/WCAG20/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reliable under normal condi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available and accessible when required for us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works as intended even when an error occur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recovers in case of failure or interruption without losing he data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data is accessible only to those who are authorized to have access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4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prevents unauthorized access and modification of data.</text:p>
          </table:table-cell>
          <table:table-cell table:style-name="ce16" office:value-type="string" calcext:value-type="string">
            <text:p>Everyone</text:p>
          </table:table-cell>
          <table:table-cell table:style-name="ce17"/>
          <table:table-cell table:style-name="ce16" office:value-type="string" calcext:value-type="string">
            <text:p>Unrestricted HTML and SVG allow cross-site scripting. Ideally, the LMS should validate the data before storage. The Player should also validate the recording before loading it.</text:p>
          </table:table-cell>
          <table:table-cell office:value-type="string" calcext:value-type="string">
            <text:p>LMS, Play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records relevant user interactio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.4.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recorded user interaction is traced to the user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identity of the user whose interaction has been recorded can be prove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of modules, such that change to one of them has minimal impact to other modul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modules composing the application can be easily reused in other softwa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13" office:value-type="date" office:date-value="2020-04-27" calcext:value-type="date">
            <text:p>27.4.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and written in a way, that analyzing it is not too difficult. For example to asses the impact of some changes, or diagnose the cause of a failu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can be effectively and efficiently modified without degrading its quality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est criteria are established for the application, and tests can be performed to verify if the criteria are me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adapted for use on different environments. For example different LMSs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deployed in the needed environment efficiently and with effectivenes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easily be replaced with new versions of the same application or other similar applica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1-01-27" calcext:value-type="date">
            <text:p>27.1.20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semantically, at high level, e.g. swap, AVL tree rotation.</text:p>
          </table:table-cell>
          <table:table-cell table:style-name="ce16" office:value-type="string" calcext:value-type="string">
            <text:p>A researcher can analyse the data automatically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</text:p>
          </table:table-cell>
          <table:table-cell table:number-columns-repeated="5"/>
        </table:table-row>
        <table:table-row table:style-name="ro8">
          <table:table-cell table:style-name="ce13" office:value-type="date" office:date-value="2021-01-27" calcext:value-type="date">
            <text:p>27.1.2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hierarchically. E.g. AVL tree rotation as change of pointers.</text:p>
          </table:table-cell>
          <table:table-cell table:style-name="ce16" office:value-type="string" calcext:value-type="string">
            <text:p>Student, Instructor and Researcher can see large-scale logical steps in student’s solution (in the Player application)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 Discussion 8.4.2021</text:p>
          </table:table-cell>
          <table:table-cell table:number-columns-repeated="5"/>
        </table:table-row>
        <table:table-row table:style-name="ro10">
          <table:table-cell table:style-name="ce13" office:value-type="date" office:date-value="2021-02-04" calcext:value-type="date">
            <text:p>4.2.20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Minimize the number of keywords in the language: represent visualizable data structures with generic data structures, such as graph and matrix.</text:p>
          </table:table-cell>
          <table:table-cell table:style-name="ce16" office:value-type="string" calcext:value-type="string">
            <text:p>Developers and researchers like that the language is general-purpose and not bound to JSAV/OpenDSA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Matrix had this; see Ari’s PhD thesis. The current structure is not very extensible regarding Red-Black Tree, Finger Tree, or Fibonacci Heap. However, Matrix had problems when everything was implemented by class inheritance. Discussions 11.2., <text:s/>18.3., and 15.4.2021.</text:p>
          </table:table-cell>
          <table:table-cell table:number-columns-repeated="2"/>
          <table:table-cell office:value-type="string" calcext:value-type="string">
            <text:p>64, 66, 67, 68</text:p>
          </table:table-cell>
          <table:table-cell table:number-columns-repeated="2"/>
        </table:table-row>
        <table:table-row table:style-name="ro9">
          <table:table-cell table:style-name="ce13" office:value-type="date" office:date-value="2021-02-04" calcext:value-type="date">
            <text:p>4.2.20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Design a general-purpose language which is not bound to OpenDSA/JSAV.</text:p>
          </table:table-cell>
          <table:table-cell table:style-name="ce16" office:value-type="string" calcext:value-type="string">
            <text:p>Developers and researchers like that the language is general-purpose and not bound to JSAV/OpenDSA. Furthermore, if JAAL is bound to JSAV, and one of them is changed, also the other needs to be changed to keep things working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JSAV and OpenDSA will become outdated somewhere in the future. JSAV/OpenDSA papers are from 2013-2016, and therefore not very interesting. See also 18.3.2021.</text:p>
          </table:table-cell>
          <table:table-cell table:number-columns-repeated="5"/>
        </table:table-row>
        <table:table-row table:style-name="ro9">
          <table:table-cell table:style-name="ce13" office:value-type="date" office:date-value="2021-02-10" calcext:value-type="date">
            <text:p>10.2.20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unctional/Portability</text:p>
          </table:table-cell>
          <table:table-cell table:style-name="ce16" office:value-type="string" calcext:value-type="string">
            <text:p>Save vector graphics in one standard format, e.g. SVG</text:p>
          </table:table-cell>
          <table:table-cell table:style-name="ce16" office:value-type="string" calcext:value-type="string">
            <text:p>The developer likes when they don’t need to write visualization code based on semantic representation. Student and instructor like that the graphics of the exercise can be reproduced accurately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The graphics is also a backup of the semantic data, which increases fault tolerance. (Discussion 18.3.2021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56, 57, 72,74</text:p>
          </table:table-cell>
        </table:table-row>
        <table:table-row table:style-name="ro3">
          <table:table-cell table:style-name="ce13" office:value-type="date" office:date-value="2021-02-10" calcext:value-type="date">
            <text:p>10.2.20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Qualitative/Performance-Efficiency</text:p>
          </table:table-cell>
          <table:table-cell office:value-type="string" calcext:value-type="string">
            <text:p>The recording is compact, containing no redundant data.</text:p>
          </table:table-cell>
          <table:table-cell table:style-name="ce16" office:value-type="string" calcext:value-type="string">
            <text:p>The developer, researcher, and LMS administrator like that the data is compac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urrently a Dijkstra recording takes one megabyte, which is too much.</text:p>
          </table:table-cell>
          <table:table-cell table:number-columns-repeated="2"/>
          <table:table-cell office:value-type="float" office:value="56.58" calcext:value-type="float">
            <text:p>56,58</text:p>
          </table:table-cell>
          <table:table-cell/>
          <table:table-cell office:value-type="string" calcext:value-type="string">
            <text:p>56, 57, 72,74</text:p>
          </table:table-cell>
        </table:table-row>
        <table:table-row table:style-name="ro4">
          <table:table-cell table:style-name="ce13" office:value-type="date" office:date-value="2021-03-18" calcext:value-type="date">
            <text:p>18.3.20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Data compression is applied to the whole recording or animation graphic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13" office:value-type="date" office:date-value="2021-03-18" calcext:value-type="date">
            <text:p>18.3.2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re should be a specification [in JSON Schema] for the algorithm animation language which is independent of the Recorder.</text:p>
          </table:table-cell>
          <table:table-cell table:style-name="ce16" office:value-type="string" calcext:value-type="string">
            <text:p>Developer likes that the only detailed specification of the language is NOT the reference implementation. 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Specification as JSON schema helps data validation and thus reduces software risk.</text:p>
          </table:table-cell>
          <table:table-cell table:number-columns-repeated="5"/>
        </table:table-row>
        <table:table-row table:style-name="ro11">
          <table:table-cell table:style-name="ce13" office:value-type="date" office:date-value="2021-02-10" calcext:value-type="date">
            <text:p>10.2.2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alitative/Reusability</text:p>
          </table:table-cell>
          <table:table-cell table:style-name="ce16" office:value-type="string" calcext:value-type="string">
            <text:p>Grand educational software visualization framework for both visual program simulation and visual algorithm simulation.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6" office:value-type="string" calcext:value-type="string">
            <text:p>Vislaamo (UUhistle) oli Java-kaudella. JSVEE ja Kelmu nyt kevyellä ylläpidolla. Arin kokemuksella frameworkit kannattaa kirjoittaa uudelleen 10 vuoden välein.</text:p>
          </table:table-cell>
          <table:table-cell table:number-columns-repeated="5"/>
        </table:table-row>
        <table:table-row table:style-name="ro5">
          <table:table-cell table:style-name="ce13"/>
          <table:table-cell office:value-type="float" office:value="62" calcext:value-type="float">
            <text:p>62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JSON schema conformance, eliminate XSS threat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.59" calcext:value-type="float">
            <text:p>40,59</text:p>
          </table:table-cell>
          <table:table-cell table:number-columns-repeated="2"/>
        </table:table-row>
        <table:table-row table:style-name="ro5">
          <table:table-cell table:style-name="ce13"/>
          <table:table-cell office:value-type="float" office:value="63" calcext:value-type="float">
            <text:p>63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limited SVG content (no JavaScript inside)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8">
          <table:table-cell table:style-name="ce13" office:value-type="date" office:date-value="2021-03-18" calcext:value-type="date">
            <text:p>18.3.20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addition to generic data structures, the semantic data in the recording should allow hints on how the data structure should be represented. E.g. generic data structure represented as a red-black tree, linear structure represeted as an array or as a binary heap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4.65" calcext:value-type="float">
            <text:p>54,65</text:p>
          </table:table-cell>
          <table:table-cell table:number-columns-repeated="2"/>
        </table:table-row>
        <table:table-row table:style-name="ro11">
          <table:table-cell table:style-name="ce13" office:value-type="date" office:date-value="2021-03-18" calcext:value-type="date">
            <text:p>18.3.20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recording should contain an actual implementation of the data structure.</text:p>
          </table:table-cell>
          <table:table-cell/>
          <table:table-cell table:style-name="ce17"/>
          <table:table-cell table:style-name="ce16" office:value-type="string" calcext:value-type="string">
            <text:p>There are unlimited number of implementations for an arbitrary data structure. (Discussion 18.3.2021) (Is this really relevant for an algorithm animation language? -Artturi)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1">
          <table:table-cell table:style-name="ce13" office:value-type="date" office:date-value="2021-02-11" calcext:value-type="date">
            <text:p>11.2.20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Edges should have the following information: tag (e.g. name, weight), direction, data element in the beginning and end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edge.tag, edge.tailElem, edge.headElem. Directedness is at graph level.</text:p>
          </table:table-cell>
          <table:table-cell/>
        </table:table-row>
        <table:table-row table:style-name="ro3">
          <table:table-cell table:style-name="ce13" office:value-type="date" office:date-value="2021-02-11" calcext:value-type="date">
            <text:p>11.2.20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case of two-directional, circular linked list, it should be noted that the layout is linear, horizonal, and the nodes are represented from left to right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5">
          <table:table-cell table:style-name="ce13" office:value-type="date" office:date-value="2021-04-15" calcext:value-type="date">
            <text:p>15.4.20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should have a legend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legend</text:p>
          </table:table-cell>
          <table:table-cell/>
        </table:table-row>
        <table:table-row table:style-name="ro8">
          <table:table-cell table:style-name="ce13" office:value-type="date" office:date-value="2021-04-15" calcext:value-type="date">
            <text:p>15.4.20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the semantic representation, each data structure could have a reference to another data structure, including the contents of the nodes. Example: B-tree should be saved semantically so that the node has a reference to an array which has the keys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key</text:p>
          </table:table-cell>
          <table:table-cell/>
        </table:table-row>
        <table:table-row table:style-name="ro9">
          <table:table-cell table:style-name="ce13" office:value-type="date" office:date-value="2021-04-15" calcext:value-type="date">
            <text:p>15.4.20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Key-value pairs in the semantic representation have a value under each key.</text:p>
          </table:table-cell>
          <table:table-cell table:style-name="ce16" office:value-type="string" calcext:value-type="string">
            <text:p>Developers because of generalizability.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XAAL had this, and it is more generalizable. &lt;xs:complexType name="key"&gt; This is different than having separate lists of keys and values concerning B-tree. Discussion 15.4.20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keyvalue</text:p>
          </table:table-cell>
          <table:table-cell/>
        </table:table-row>
        <table:table-row table:style-name="ro10">
          <table:table-cell table:style-name="ce13" office:value-type="date" office:date-value="2021-04-16" calcext:value-type="date">
            <text:p>16.4.20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start node of a graph algorithm must be coded semantically.</text:p>
          </table:table-cell>
          <table:table-cell table:style-name="ce16" office:value-type="string" calcext:value-type="string">
            <text:p>Researcher, as this allow more flexible automatic data analysis: it is not needed to assume that the start node is always the first node of the graph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ase Dijkstra’s algorithm: how to code semantically the start node? It is not a proprty of the data structure (graph) but the exercise instruction. Metadata.definitions? In the Dijkstra’s algorithm JSAV exercise this is the node that is colored yellow in the beginning. Discussion 16.4.2021</text:p>
          </table:table-cell>
          <table:table-cell table:number-columns-repeated="5"/>
        </table:table-row>
        <table:table-row table:style-name="ro11">
          <table:table-cell table:style-name="ce13" office:value-type="date" office:date-value="2021-04-16" calcext:value-type="date">
            <text:p>16.4.20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re should be semantic color coding with e.g. structure-property structure.</text:p>
          </table:table-cell>
          <table:table-cell table:style-name="ce16" office:value-type="string" calcext:value-type="string">
            <text:p>Researcher, instructor, student: the ability to view correctly a recording to an exercise where color coding is importan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Quicksort JSAV exercise has this: selected/not selected element, pivot, sorted and unsorted element, inside the range of the currect recursive call versus outside. Discussion 16.4.2021.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56, 57, 72,74</text:p>
          </table:table-cell>
        </table:table-row>
        <table:table-row table:style-name="ro3">
          <table:table-cell table:style-name="ce13" office:value-type="date" office:date-value="2021-04-16" calcext:value-type="date">
            <text:p>16.4.20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Graph algorithm exercises should save the order of chosen nodes and edges.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Dijkstra’s algorithm exercise must save the order of chosen edges; order of vertices is ambiguous.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2">
          <table:table-cell table:style-name="ce13" office:value-type="date" office:date-value="2021-04-16" calcext:value-type="date">
            <text:p>16.4.20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and edges should have a style [similar to CSS style]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Currently JAAL in Dijkstra’s algorithm exercise: the choice of edges is chosen (excluding a browser bug). However, there is no semantic notation on how clicking an edge changes the visual appearance of nodes and edges. http://xaal.org/schemas/xaal-graphics.xsd.html#type_style 16.4.2021</text:p>
          </table:table-cell>
          <table:table-cell table:number-columns-repeated="3"/>
          <table:table-cell table:style-name="ce16" office:value-type="string" calcext:value-type="string">
            <text:p>edge.style, node.style</text:p>
          </table:table-cell>
          <table:table-cell office:value-type="string" calcext:value-type="string">
            <text:p>56, 57, 72,74</text:p>
          </table:table-cell>
        </table:table-row>
        <table:table-row table:style-name="ro4">
          <table:table-cell table:style-name="ce13" office:value-type="date" office:date-value="2021-04-16" calcext:value-type="date">
            <text:p>16.4.20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Nodes and edges should have generic attributes, such as ”active”, in addition to exercise-specific attribute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JSAV has this.</text:p>
          </table:table-cell>
          <table:table-cell table:number-columns-repeated="3"/>
          <table:table-cell table:style-name="ce16" office:value-type="string" calcext:value-type="string">
            <text:p>edge.attr, node.attr</text:p>
          </table:table-cell>
          <table:table-cell/>
        </table:table-row>
        <table:table-row table:style-name="ro8">
          <table:table-cell table:style-name="ce2" office:value-type="date" office:date-value="2021-08-06" calcext:value-type="date">
            <text:p>06.08.20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language should support hypergraphs and multigraphs.</text:p>
          </table:table-cell>
          <table:table-cell table:number-columns-repeated="2"/>
          <table:table-cell table:style-name="ce16" office:value-type="string" calcext:value-type="string">
            <text:p>Currently (2022) there is no need for this feature based on the existing exercise set on CS-A1141 DSA Y course.</text:p>
          </table:table-cell>
          <table:table-cell table:number-columns-repeated="5"/>
        </table:table-row>
        <table:table-row table:style-name="ro11">
          <table:table-cell table:style-name="ce2" office:value-type="date" office:date-value="2022-05-24" calcext:value-type="date">
            <text:p>24.05.202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pixel coordinates of nodes must be recorded in the semantic data (not just SVG graphics).</text:p>
          </table:table-cell>
          <table:table-cell table:style-name="ce16" office:value-type="string" calcext:value-type="string">
            <text:p>A researcher can represent clicks of nodes or edges as a 2D time series (or a 3D curve) to attempt machine learning: automatic clustering of students’ answers.</text:p>
          </table:table-cell>
          <table:table-cell/>
          <table:table-cell table:style-name="ce16" office:value-type="string" calcext:value-type="string">
            <text:p>Discussion with Alex Jung 23.5.202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1">
          <table:table-cell table:style-name="ce2" office:value-type="date" office:date-value="2022-05-24" calcext:value-type="date">
            <text:p>24.05.202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pixel coordinates of mouse clicks must be recorded in the semantic data.</text:p>
          </table:table-cell>
          <table:table-cell table:style-name="ce16" office:value-type="string" calcext:value-type="string">
            <text:p>A researcher can represent clicks of nodes or edges as a 2D time series (or a 3D curve) to attempt machine learning: automatic clustering of students’ answers.</text:p>
          </table:table-cell>
          <table:table-cell/>
          <table:table-cell table:style-name="ce16" office:value-type="string" calcext:value-type="string">
            <text:p>Discussion with Alex Jung 23.5.202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float" office:value="79" calcext:value-type="float">
            <text:p>79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2" table:number-rows-repeated="14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Taulukko1.A3:Taulukko1.L10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.00.0000</text:date>, <text:time style:data-style-name="N2" text:time-value="13:56:47.250708197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2:39:50.681511228</meta:creation-date>
    <dc:date>2022-05-27T14:25:45.829226145</dc:date>
    <meta:editing-duration>PT11H21M50S</meta:editing-duration>
    <meta:editing-cycles>77</meta:editing-cycles>
    <meta:generator>LibreOffice/6.4.7.2$Linux_X86_64 LibreOffice_project/40$Build-2</meta:generator>
    <meta:document-statistic meta:table-count="1" meta:cell-count="499" meta:object-count="0"/>
  </office:meta>
</office:document-meta>
</file>